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35812">
            <text:p>S-ANU35812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5324.0">
            <text:p>5324.0</text:p>
          </table:table-cell>
          <table:table-cell office:value-type="float" office:value="205.0">
            <text:p>205.0</text:p>
          </table:table-cell>
          <table:table-cell office:value-type="string" office:value="V. australis intact">
            <text:p>V. australis intac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424">
            <text:p>0.424</text:p>
          </table:table-cell>
          <table:table-cell office:value-type="float" office:value="0.424">
            <text:p>0.4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radiocarbon">
            <text:p>radiocarbon</text:p>
          </table:table-cell>
          <table:table-cell office:value-type="string" office:value="SUERC-29115">
            <text:p>SUERC-29115</text:p>
          </table:table-cell>
          <table:table-cell office:value-type="float" office:value="-42.342">
            <text:p>-42.342</text:p>
          </table:table-cell>
          <table:table-cell office:value-type="float" office:value="147.932">
            <text:p>147.932</text:p>
          </table:table-cell>
          <table:table-cell office:value-type="float" office:value="677.0">
            <text:p>677.0</text:p>
          </table:table-cell>
          <table:table-cell office:value-type="float" office:value="15.0">
            <text:p>15.0</text:p>
          </table:table-cell>
          <table:table-cell office:value-type="string" office:value="Filamentous algae">
            <text:p>Filamentous algae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string" office:value="">
            <text:p/>
          </table:table-cell>
          <table:table-cell office:value-type="float" office:value="-0.29">
            <text:p>-0.29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GehrelsEtal2012,Morrison2019">
            <text:p>GehrelsEtal2012,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35813">
            <text:p>S-ANU35813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4905.0">
            <text:p>4905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9">
            <text:p>-0.99</text:p>
          </table:table-cell>
          <table:table-cell office:value-type="float" office:value="0.524">
            <text:p>0.524</text:p>
          </table:table-cell>
          <table:table-cell office:value-type="float" office:value="0.524">
            <text:p>0.5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36312">
            <text:p>S-ANU36312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5610.5">
            <text:p>5610.5</text:p>
          </table:table-cell>
          <table:table-cell office:value-type="float" office:value="221.0">
            <text:p>221.0</text:p>
          </table:table-cell>
          <table:table-cell office:value-type="string" office:value="D. suturalis intact">
            <text:p>D. suturalis intac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8">
            <text:p>-1.78</text:p>
          </table:table-cell>
          <table:table-cell office:value-type="float" office:value="0.324">
            <text:p>0.324</text:p>
          </table:table-cell>
          <table:table-cell office:value-type="float" office:value="0.324">
            <text:p>0.3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36314">
            <text:p>S-ANU36314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4665.0">
            <text:p>4665.0</text:p>
          </table:table-cell>
          <table:table-cell office:value-type="float" office:value="252.0">
            <text:p>252.0</text:p>
          </table:table-cell>
          <table:table-cell office:value-type="string" office:value="Sample material">
            <text:p>Sample mate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21">
            <text:p>-0.621</text:p>
          </table:table-cell>
          <table:table-cell office:value-type="float" office:value="0.524">
            <text:p>0.524</text:p>
          </table:table-cell>
          <table:table-cell office:value-type="float" office:value="0.524">
            <text:p>0.5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63613">
            <text:p>S-ANU63613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4937.0">
            <text:p>4937.0</text:p>
          </table:table-cell>
          <table:table-cell office:value-type="float" office:value="332.0">
            <text:p>332.0</text:p>
          </table:table-cell>
          <table:table-cell office:value-type="string" office:value="Bulk sediment">
            <text:p>Bulk sedi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2">
            <text:p>-0.62</text:p>
          </table:table-cell>
          <table:table-cell office:value-type="float" office:value="0.524">
            <text:p>0.524</text:p>
          </table:table-cell>
          <table:table-cell office:value-type="float" office:value="0.524">
            <text:p>0.5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35810">
            <text:p>S-ANU35810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5057.0">
            <text:p>5057.0</text:p>
          </table:table-cell>
          <table:table-cell office:value-type="float" office:value="274.0">
            <text:p>274.0</text:p>
          </table:table-cell>
          <table:table-cell office:value-type="string" office:value="K. scalarina, broken piece">
            <text:p>K. scalarina, broken piec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24">
            <text:p>0.424</text:p>
          </table:table-cell>
          <table:table-cell office:value-type="float" office:value="0.424">
            <text:p>0.4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radiocarbon">
            <text:p>radiocarbon</text:p>
          </table:table-cell>
          <table:table-cell office:value-type="string" office:value="SUERC-28448">
            <text:p>SUERC-28448</text:p>
          </table:table-cell>
          <table:table-cell office:value-type="float" office:value="-42.342">
            <text:p>-42.342</text:p>
          </table:table-cell>
          <table:table-cell office:value-type="float" office:value="147.932">
            <text:p>147.932</text:p>
          </table:table-cell>
          <table:table-cell office:value-type="float" office:value="5677.0">
            <text:p>5677.0</text:p>
          </table:table-cell>
          <table:table-cell office:value-type="float" office:value="38.0">
            <text:p>38.0</text:p>
          </table:table-cell>
          <table:table-cell office:value-type="string" office:value="Spisula trigonella (bivalve, found in vertical position)">
            <text:p>Spisula trigonella (bivalve, found in vertical position)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hrelsEtal2012,Morrison2019">
            <text:p>GehrelsEtal2012,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radiocarbon">
            <text:p>radiocarbon</text:p>
          </table:table-cell>
          <table:table-cell office:value-type="string" office:value="SUERC-28447">
            <text:p>SUERC-28447</text:p>
          </table:table-cell>
          <table:table-cell office:value-type="float" office:value="-42.342">
            <text:p>-42.342</text:p>
          </table:table-cell>
          <table:table-cell office:value-type="float" office:value="147.932">
            <text:p>147.932</text:p>
          </table:table-cell>
          <table:table-cell office:value-type="float" office:value="4414.0">
            <text:p>4414.0</text:p>
          </table:table-cell>
          <table:table-cell office:value-type="float" office:value="37.0">
            <text:p>37.0</text:p>
          </table:table-cell>
          <table:table-cell office:value-type="string" office:value="Mactra pura (single valve, found in horizontal position)">
            <text:p>Mactra pura (single valve, found in horizontal position)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12,Morrison2019">
            <text:p>GehrelsEtal2012,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_unknown">
            <text:p>S-ANU_unknown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7363.0">
            <text:p>7363.0</text:p>
          </table:table-cell>
          <table:table-cell office:value-type="float" office:value="142.0">
            <text:p>142.0</text:p>
          </table:table-cell>
          <table:table-cell office:value-type="string" office:value="D. suturalis, intact.">
            <text:p>D. suturalis, intact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2">
            <text:p>-1.62</text:p>
          </table:table-cell>
          <table:table-cell office:value-type="float" office:value="0.424">
            <text:p>0.424</text:p>
          </table:table-cell>
          <table:table-cell office:value-type="float" office:value="0.424">
            <text:p>0.4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S-ANU35811">
            <text:p>S-ANU35811</text:p>
          </table:table-cell>
          <table:table-cell office:value-type="float" office:value="-42.353">
            <text:p>-42.353</text:p>
          </table:table-cell>
          <table:table-cell office:value-type="float" office:value="147.959">
            <text:p>147.959</text:p>
          </table:table-cell>
          <table:table-cell office:value-type="float" office:value="6996.5">
            <text:p>6996.5</text:p>
          </table:table-cell>
          <table:table-cell office:value-type="float" office:value="227.0">
            <text:p>227.0</text:p>
          </table:table-cell>
          <table:table-cell office:value-type="string" office:value="K. scalerina fragment from the corer blade">
            <text:p>K. scalerina fragment from the corer blad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1">
            <text:p>-1.01</text:p>
          </table:table-cell>
          <table:table-cell office:value-type="float" office:value="0.424">
            <text:p>0.424</text:p>
          </table:table-cell>
          <table:table-cell office:value-type="float" office:value="0.424">
            <text:p>0.424</text:p>
          </table:table-cell>
          <table:table-cell office:value-type="string" office:value="Morrison2019">
            <text:p>Morrison2019</text:p>
          </table:table-cell>
        </table:table-row>
        <table:table-row>
          <table:table-cell office:value-type="string" office:value="Glamorgan-Spring_Bay">
            <text:p>Glamorgan-Spring_Bay</text:p>
          </table:table-cell>
          <table:table-cell office:value-type="string" office:value="radiocarbon">
            <text:p>radiocarbon</text:p>
          </table:table-cell>
          <table:table-cell office:value-type="string" office:value="SUERC-29114">
            <text:p>SUERC-29114</text:p>
          </table:table-cell>
          <table:table-cell office:value-type="float" office:value="-42.342">
            <text:p>-42.342</text:p>
          </table:table-cell>
          <table:table-cell office:value-type="float" office:value="147.932">
            <text:p>147.932</text:p>
          </table:table-cell>
          <table:table-cell office:value-type="float" office:value="651.0">
            <text:p>651.0</text:p>
          </table:table-cell>
          <table:table-cell office:value-type="float" office:value="15.0">
            <text:p>15.0</text:p>
          </table:table-cell>
          <table:table-cell office:value-type="string" office:value="Filamentous algae">
            <text:p>Filamentous algae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string" office:value="">
            <text:p/>
          </table:table-cell>
          <table:table-cell office:value-type="float" office:value="-0.29">
            <text:p>-0.29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GehrelsEtal2012,Morrison2019">
            <text:p>GehrelsEtal2012,Morriso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